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df19" officeooo:paragraph-rsid="0000df19" style:font-size-asian="16pt" style:font-size-complex="16pt"/>
    </style:style>
    <style:style style:name="P2" style:family="paragraph" style:parent-style-name="Standard">
      <style:text-properties fo:font-size="16pt" officeooo:rsid="00028b6c" officeooo:paragraph-rsid="00028b6c" style:font-size-asian="16pt" style:font-size-complex="16pt"/>
    </style:style>
    <style:style style:name="P3" style:family="paragraph" style:parent-style-name="Standard">
      <style:text-properties fo:font-size="16pt" officeooo:rsid="00028b6c" officeooo:paragraph-rsid="0003f0db" style:font-size-asian="16pt" style:font-size-complex="16pt"/>
    </style:style>
    <style:style style:name="P4" style:family="paragraph" style:parent-style-name="Standard">
      <style:text-properties fo:font-size="16pt" officeooo:rsid="00028b6c" officeooo:paragraph-rsid="0000df19" style:font-size-asian="16pt" style:font-size-complex="16pt"/>
    </style:style>
    <style:style style:name="P5" style:family="paragraph" style:parent-style-name="Standard">
      <style:text-properties fo:font-size="16pt" officeooo:rsid="00028b6c" officeooo:paragraph-rsid="00078036" style:font-size-asian="16pt" style:font-size-complex="16pt"/>
    </style:style>
    <style:style style:name="P6" style:family="paragraph" style:parent-style-name="Standard">
      <style:text-properties fo:font-size="16pt" officeooo:rsid="0003f0db" officeooo:paragraph-rsid="0003f0db" style:font-size-asian="16pt" style:font-size-complex="16pt"/>
    </style:style>
    <style:style style:name="P7" style:family="paragraph" style:parent-style-name="Standard">
      <style:text-properties fo:font-size="16pt" officeooo:rsid="0003f0db" officeooo:paragraph-rsid="00078036" style:font-size-asian="16pt" style:font-size-complex="16pt"/>
    </style:style>
    <style:style style:name="P8" style:family="paragraph" style:parent-style-name="Standard">
      <style:text-properties fo:font-size="16pt" officeooo:rsid="0003f0db" officeooo:paragraph-rsid="00078d27" style:font-size-asian="16pt" style:font-size-complex="16pt"/>
    </style:style>
    <style:style style:name="T1" style:family="text">
      <style:text-properties officeooo:rsid="0003f0db"/>
    </style:style>
    <style:style style:name="T2" style:family="text">
      <style:text-properties officeooo:rsid="00078036"/>
    </style:style>
    <style:style style:name="T3" style:family="text">
      <style:text-properties officeooo:rsid="00078d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#include&lt;stdio.h&gt;</text:p>
      <text:p text:style-name="P1"><text:tab/>int main()</text:p>
      <text:p text:style-name="P1"><text:tab/>{</text:p>
      <text:p text:style-name="P1"><text:tab/> <text:s text:c="3"/>int n,i,sum;</text:p>
      <text:p text:style-name="P1"><text:tab/> <text:s text:c="3"/>printf("Enter any number :-");</text:p>
      <text:p text:style-name="P1"><text:tab/> <text:s text:c="3"/>scanf("%d",&amp;n);</text:p>
      <text:p text:style-name="P1"><text:tab/></text:p>
      <text:p text:style-name="P1"><text:tab/> <text:s text:c="3"/>for(i=1,sum=0;i&lt;=n;i++)</text:p>
      <text:p text:style-name="P1"><text:tab/> <text:s text:c="3"/>{</text:p>
      <text:p text:style-name="P1"><text:tab/> <text:s text:c="7"/>sum+=i;</text:p>
      <text:p text:style-name="P1"><text:tab/> <text:s text:c="3"/>}</text:p>
      <text:p text:style-name="P1"><text:tab/> <text:s text:c="3"/>printf("The sum is %d\n",sum);</text:p>
      <text:p text:style-name="P1"><text:tab/> <text:s text:c="3"/><text:span text:style-name="T1">return 0;</text:span></text:p>
      <text:p text:style-name="P1"><text:tab/>}</text:p>
      <text:p text:style-name="P1"/>
      <text:p text:style-name="P1">2.<text:tab/>#include&lt;stdio.h&gt;</text:p>
      <text:p text:style-name="P1"><text:tab/>int main()</text:p>
      <text:p text:style-name="P1"><text:tab/>{</text:p>
      <text:p text:style-name="P1"><text:tab/> <text:s text:c="3"/>int n,i,sum,j;</text:p>
      <text:p text:style-name="P1"><text:tab/> <text:s text:c="3"/>printf("Enter any number :-");</text:p>
      <text:p text:style-name="P1"><text:tab/> <text:s text:c="3"/>scanf("%d",&amp;n);</text:p>
      <text:p text:style-name="P1"><text:tab/></text:p>
      <text:p text:style-name="P1"><text:tab/> <text:s text:c="3"/>for(i=1,j=2,sum=0;i&lt;=n;i++,j=j+2)</text:p>
      <text:p text:style-name="P1"><text:tab/> <text:s text:c="3"/>{</text:p>
      <text:p text:style-name="P1"><text:tab/> <text:s text:c="7"/>sum+=j;</text:p>
      <text:p text:style-name="P1"><text:tab/> <text:s text:c="3"/>}</text:p>
      <text:p text:style-name="P1"><text:tab/> <text:s text:c="3"/>printf("The sum is %d\n",sum);</text:p>
      <text:p text:style-name="P1"><text:tab/> <text:s text:c="3"/><text:span text:style-name="T1">return 0;</text:span></text:p>
      <text:p text:style-name="P1"><text:tab/>}</text:p>
      <text:p text:style-name="P1"/>
      <text:p text:style-name="P1"/>
      <text:p text:style-name="P2">3.<text:tab/>#include&lt;stdio.h&gt;</text:p>
      <text:p text:style-name="P2"><text:tab/>int main()</text:p>
      <text:p text:style-name="P2"><text:tab/>{</text:p>
      <text:p text:style-name="P2"><text:tab/> <text:s text:c="3"/>int n,i,sum,j;</text:p>
      <text:p text:style-name="P2"><text:tab/> <text:s text:c="3"/>printf("Enter any number :-");</text:p>
      <text:p text:style-name="P2"><text:tab/> <text:s text:c="3"/>scanf("%d",&amp;n);</text:p>
      <text:p text:style-name="P2"><text:tab/></text:p>
      <text:p text:style-name="P5"><text:tab/> <text:s text:c="2"/></text:p>
      <text:p text:style-name="P5"><text:soft-page-break/></text:p>
      <text:p text:style-name="P5"><text:tab/> <text:s text:c="3"/>for(i=1,j=1,sum=0;i&lt;=n;i++,j=j+2)</text:p>
      <text:p text:style-name="P2"><text:tab/> <text:s text:c="3"/>{</text:p>
      <text:p text:style-name="P2"><text:tab/> <text:s text:c="7"/>sum+=j;</text:p>
      <text:p text:style-name="P2"><text:tab/> <text:s text:c="3"/>}</text:p>
      <text:p text:style-name="P2"><text:tab/> <text:s text:c="3"/>printf("The sum is %d\n",sum);</text:p>
      <text:p text:style-name="P2"><text:tab/> <text:s text:c="3"/><text:span text:style-name="T1">return 0;</text:span></text:p>
      <text:p text:style-name="P2"><text:tab/>}</text:p>
      <text:p text:style-name="P2"/>
      <text:p text:style-name="P2">4.<text:tab/>#include&lt;stdio.h&gt;</text:p>
      <text:p text:style-name="P2"><text:tab/>int main()</text:p>
      <text:p text:style-name="P2"><text:tab/>{</text:p>
      <text:p text:style-name="P2"><text:tab/> <text:s text:c="3"/>int n,i,sum;</text:p>
      <text:p text:style-name="P2"><text:tab/> <text:s text:c="3"/>printf("Enter any number :-");</text:p>
      <text:p text:style-name="P2"><text:tab/> <text:s text:c="3"/>scanf("%d",&amp;n);</text:p>
      <text:p text:style-name="P2"><text:tab/></text:p>
      <text:p text:style-name="P2"><text:tab/> <text:s text:c="3"/>for(i=1,sum=0;i&lt;=n;i++)</text:p>
      <text:p text:style-name="P2"><text:tab/> <text:s text:c="3"/>{</text:p>
      <text:p text:style-name="P2"><text:tab/> <text:s text:c="7"/>sum+=i*i;</text:p>
      <text:p text:style-name="P2"><text:tab/> <text:s text:c="3"/>}</text:p>
      <text:p text:style-name="P2"><text:tab/> <text:s text:c="3"/>printf("The sum is %d\n",sum);</text:p>
      <text:p text:style-name="P2"><text:tab/> <text:s text:c="3"/><text:span text:style-name="T1">return 0;</text:span></text:p>
      <text:p text:style-name="P3"><text:tab/>}</text:p>
      <text:p text:style-name="P3"/>
      <text:p text:style-name="P3"/>
      <text:p text:style-name="P2">5.<text:tab/>#include&lt;stdio.h&gt;</text:p>
      <text:p text:style-name="P2"><text:tab/>int main()</text:p>
      <text:p text:style-name="P2"><text:tab/>{</text:p>
      <text:p text:style-name="P2"><text:tab/> <text:s text:c="3"/>int n,i,sum;</text:p>
      <text:p text:style-name="P2"><text:tab/> <text:s text:c="3"/>printf("Enter any number :-");</text:p>
      <text:p text:style-name="P2"><text:tab/> <text:s text:c="3"/>scanf("%d",&amp;n);</text:p>
      <text:p text:style-name="P2"><text:tab/></text:p>
      <text:p text:style-name="P2"><text:tab/> <text:s text:c="3"/>for(i=1,sum=0;i&lt;=n;i++)</text:p>
      <text:p text:style-name="P2"><text:tab/> <text:s text:c="3"/>{</text:p>
      <text:p text:style-name="P2"><text:tab/> <text:s text:c="7"/>sum+=i*i*i;</text:p>
      <text:p text:style-name="P2"><text:tab/> <text:s text:c="3"/>}</text:p>
      <text:p text:style-name="P2"><text:tab/> <text:s text:c="3"/>printf("The sum is %d\n",sum);</text:p>
      <text:p text:style-name="P2"><text:tab/> <text:s text:c="3"/><text:span text:style-name="T1">return 0;</text:span></text:p>
      <text:p text:style-name="P2"><text:tab/>}</text:p>
      <text:p text:style-name="P2"><text:soft-page-break/></text:p>
      <text:p text:style-name="P2">6.<text:tab/>#include&lt;stdio.h&gt;</text:p>
      <text:p text:style-name="P2"><text:tab/>int main()</text:p>
      <text:p text:style-name="P2"><text:tab/>{</text:p>
      <text:p text:style-name="P2"><text:tab/> <text:s text:c="3"/>int n,i,fact;</text:p>
      <text:p text:style-name="P2"><text:tab/> <text:s text:c="3"/>printf("Enter any number :- ");</text:p>
      <text:p text:style-name="P2"><text:tab/> <text:s text:c="3"/>scanf("%d",&amp;n);</text:p>
      <text:p text:style-name="P2"><text:tab/></text:p>
      <text:p text:style-name="P2"><text:tab/> <text:s text:c="3"/>for(i=1,fact=1;i&lt;=n;i++)</text:p>
      <text:p text:style-name="P2"><text:tab/> <text:s text:c="3"/>{</text:p>
      <text:p text:style-name="P2"><text:tab/> <text:s text:c="7"/>fact*=i;</text:p>
      <text:p text:style-name="P2"><text:tab/> <text:s text:c="3"/>}</text:p>
      <text:p text:style-name="P2"><text:tab/> <text:s text:c="3"/>printf("The factorial of %d is %d\n",n,fact);</text:p>
      <text:p text:style-name="P2"><text:tab/> <text:s text:c="3"/>return 0;</text:p>
      <text:p text:style-name="P2"><text:tab/>}</text:p>
      <text:p text:style-name="P2"/>
      <text:p text:style-name="P2"/>
      <text:p text:style-name="P6">7.<text:tab/>#include&lt;stdio.h&gt;</text:p>
      <text:p text:style-name="P6"><text:tab/>int main()</text:p>
      <text:p text:style-name="P6"><text:tab/>{</text:p>
      <text:p text:style-name="P6"><text:tab/> <text:s text:c="3"/>int num,i,dig;</text:p>
      <text:p text:style-name="P6"><text:tab/> <text:s text:c="3"/>printf("Enter any number :- ");</text:p>
      <text:p text:style-name="P6"><text:tab/> <text:s text:c="3"/>scanf("%d",&amp;num);</text:p>
      <text:p text:style-name="P6"><text:tab/></text:p>
      <text:p text:style-name="P6"><text:tab/> <text:s text:c="3"/>for(dig=0;;dig++)</text:p>
      <text:p text:style-name="P6"><text:tab/> <text:s text:c="3"/>{</text:p>
      <text:p text:style-name="P6"><text:tab/> <text:s text:c="7"/>if(num==0)</text:p>
      <text:p text:style-name="P6"><text:tab/> <text:s text:c="11"/>break;</text:p>
      <text:p text:style-name="P6"><text:tab/> <text:s text:c="7"/>num=num/10;</text:p>
      <text:p text:style-name="P6"><text:tab/> <text:s text:c="3"/>}</text:p>
      <text:p text:style-name="P6"><text:tab/> <text:s text:c="3"/>printf("The digits in the number are %d\n",dig);</text:p>
      <text:p text:style-name="P6"><text:tab/> <text:s text:c="3"/>return 0;</text:p>
      <text:p text:style-name="P6"><text:tab/>}</text:p>
      <text:p text:style-name="P6"/>
      <text:p text:style-name="P7">8.<text:tab/>#include&lt;stdio.h&gt;</text:p>
      <text:p text:style-name="P7"><text:tab/>int main()</text:p>
      <text:p text:style-name="P7"><text:tab/>{</text:p>
      <text:p text:style-name="P7"><text:tab/> <text:s text:c="3"/>int num,i,p=0;</text:p>
      <text:p text:style-name="P7"><text:tab/> <text:s text:c="3"/>printf("Enter a number :- ");</text:p>
      <text:p text:style-name="P7"><text:soft-page-break/><text:tab/> <text:s text:c="3"/>scanf("%d",&amp;num);</text:p>
      <text:p text:style-name="P7"><text:tab/></text:p>
      <text:p text:style-name="P7"><text:tab/> <text:s text:c="3"/>for(i=2;i&lt;=(num/2);i++)</text:p>
      <text:p text:style-name="P7"><text:tab/> <text:s text:c="3"/>{</text:p>
      <text:p text:style-name="P7"><text:tab/> <text:s text:c="7"/>if(num%i==0)</text:p>
      <text:p text:style-name="P7"><text:tab/> <text:s text:c="7"/>{</text:p>
      <text:p text:style-name="P7"><text:tab/> <text:s text:c="11"/>p=1;</text:p>
      <text:p text:style-name="P7"><text:tab/> <text:s text:c="11"/>break;</text:p>
      <text:p text:style-name="P7"><text:tab/> <text:s text:c="7"/>}</text:p>
      <text:p text:style-name="P7"><text:tab/> <text:s text:c="3"/>}</text:p>
      <text:p text:style-name="P7"><text:tab/> <text:s text:c="3"/>if(p==1)</text:p>
      <text:p text:style-name="P7"><text:tab/> <text:s text:c="7"/>printf("The number is not prime\n");</text:p>
      <text:p text:style-name="P7"><text:tab/> <text:s text:c="3"/>else</text:p>
      <text:p text:style-name="P7"><text:tab/> <text:s text:c="7"/>printf("The number is prime\n");</text:p>
      <text:p text:style-name="P7"><text:tab/> <text:s text:c="3"/>return 0;</text:p>
      <text:p text:style-name="P7"><text:tab/>}</text:p>
      <text:p text:style-name="P7"/>
      <text:p text:style-name="P8"><text:span text:style-name="T2">9.<text:tab/>#include&lt;stdio.h&gt;</text:span></text:p>
      <text:p text:style-name="P8"><text:tab/>int main()</text:p>
      <text:p text:style-name="P8"><text:tab/>{</text:p>
      <text:p text:style-name="P8"><text:tab/> <text:s text:c="3"/>int num1,num2,i,j;</text:p>
      <text:p text:style-name="P8"><text:tab/> <text:s text:c="3"/>printf("Enter two numbers :- ");</text:p>
      <text:p text:style-name="P8"><text:tab/> <text:s text:c="3"/>scanf("%d %d",&amp;num1,&amp;num2);</text:p>
      <text:p text:style-name="P8"><text:tab/></text:p>
      <text:p text:style-name="P8"><text:tab/> <text:s text:c="3"/>if(num1&gt;num2)</text:p>
      <text:p text:style-name="P8"><text:tab/> <text:s text:c="7"/>j=num1;</text:p>
      <text:p text:style-name="P8"><text:tab/> <text:s text:c="3"/>else</text:p>
      <text:p text:style-name="P8"><text:tab/> <text:s text:c="7"/>j=num2;</text:p>
      <text:p text:style-name="P8"><text:tab/></text:p>
      <text:p text:style-name="P8"><text:tab/> <text:s text:c="3"/>for(i=1;i&lt;=j;i++)</text:p>
      <text:p text:style-name="P8"><text:tab/> <text:s text:c="3"/>{</text:p>
      <text:p text:style-name="P8"><text:tab/> <text:s text:c="7"/>if((num2*i)%num1==0)</text:p>
      <text:p text:style-name="P8"><text:tab/> <text:s text:c="7"/>{</text:p>
      <text:p text:style-name="P8"><text:tab/> <text:s text:c="11"/>printf("The LCM is %d\n",num2*i);</text:p>
      <text:p text:style-name="P8"><text:tab/> <text:s text:c="11"/>break;</text:p>
      <text:p text:style-name="P8"><text:tab/> <text:s text:c="7"/>}</text:p>
      <text:p text:style-name="P8"><text:tab/> <text:s text:c="3"/>}</text:p>
      <text:p text:style-name="P8"><text:tab/> <text:s text:c="3"/>return 0;</text:p>
      <text:p text:style-name="P8"><text:tab/>}</text:p>
      <text:p text:style-name="P8"><text:soft-page-break/><text:span text:style-name="T3">10.<text:tab/>#include&lt;stdio.h&gt;</text:span></text:p>
      <text:p text:style-name="P8"><text:tab/>int main()</text:p>
      <text:p text:style-name="P8"><text:tab/><text:tab/>{</text:p>
      <text:p text:style-name="P8"><text:tab/> <text:s text:c="3"/>int i,digit,num,rev=0;</text:p>
      <text:p text:style-name="P8"><text:tab/> <text:s text:c="3"/>printf("Enter any number :- ");</text:p>
      <text:p text:style-name="P8"><text:tab/> <text:s text:c="3"/>scanf("%d",&amp;num);</text:p>
      <text:p text:style-name="P8"><text:tab/></text:p>
      <text:p text:style-name="P8"><text:tab/> <text:s text:c="3"/>for(i=1;i&gt;0;i++)</text:p>
      <text:p text:style-name="P8"><text:tab/> <text:s text:c="3"/>{</text:p>
      <text:p text:style-name="P8"><text:tab/> <text:s text:c="7"/>digit=num%10;</text:p>
      <text:p text:style-name="P8"><text:tab/> <text:s text:c="7"/>rev=(rev*10)+digit;</text:p>
      <text:p text:style-name="P8"><text:tab/> <text:s text:c="7"/>num/=10;</text:p>
      <text:p text:style-name="P8"><text:tab/></text:p>
      <text:p text:style-name="P8"><text:tab/> <text:s text:c="7"/>if(num==0)</text:p>
      <text:p text:style-name="P8"><text:tab/> <text:s text:c="11"/>break;</text:p>
      <text:p text:style-name="P8"><text:tab/> <text:s text:c="3"/>}</text:p>
      <text:p text:style-name="P8"><text:tab/> <text:s text:c="3"/>printf("The Reversed Number is %d\n",rev);</text:p>
      <text:p text:style-name="P8"><text:tab/>}<text:tab/><text:tab/></text:p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21:12:18.695327820</meta:creation-date>
    <dc:date>2022-07-19T21:15:35.557885252</dc:date>
    <meta:editing-duration>PT41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62" meta:word-count="264" meta:character-count="2614" meta:non-whitespace-character-count="1769"/>
  </office:meta>
</office:document-meta>
</file>